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T1" style:family="text">
      <style:text-properties fo:font-weight="bold" style:font-name-asian="Times New Roman1" style:font-weight-asian="bold" style:font-name-complex="Times New Roman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771cm" draw:z-index="0"><draw:image xlink:href="../../odt/images/300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ложение вектора с число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59cm" draw:z-index="0"><draw:image xlink:href="../../odt/images/300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4">реализует операцию суммирования каждого из элементов </text:span><text:span text:style-name="T5">векторного</text:span><text:span text:style-name="T4"> сигнала на </text:span><text:span text:style-name="T5">первом</text:span><text:span text:style-name="T4"> входе со </text:span><text:span text:style-name="T5">скалярным</text:span><text:span text:style-name="T4"> сигналом на </text:span><text:span text:style-name="T5">втором</text:span><text:span text:style-name="T4"> входе:</text:span></text:p>
            <text:p text:style-name="P6"><text:span text:style-name="T4"><draw:frame draw:style-name="fr3" draw:name="Объект5" text:anchor-type="as-char" svg:width="4.186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P5"><text:span text:style-name="T4">где</text:span><text:span text:style-name="T4"><draw:frame draw:style-name="fr3" draw:name="Объект2" text:anchor-type="as-char" svg:width="1.401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i-ый элемент входного </text:span><text:span text:style-name="T5">векторного</text:span><text:span text:style-name="T4"> сигнала на первом входе;</text:span><text:span text:style-name="T4"><draw:frame draw:style-name="fr3" draw:name="Объект1" text:anchor-type="as-char" svg:width="1.214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4">– сигнал на втором входе, скаляр;</text:span><text:span text:style-name="T4"><draw:frame draw:style-name="fr3" draw:name="Объект4" text:anchor-type="as-char" svg:width="1.182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элемент выходного векторного сигнала</text:span><text:span text:style-name="T4"><draw:frame draw:style-name="fr3" draw:name="Объект6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.</text:span></text:p>
            <text:p text:style-name="P5">Размерность выхода равна размерности первого входа.</text:p>
            <text:p text:style-name="P5"><text:span text:style-name="T1">Свойства</text:span>:</text:p>
            <text:p text:style-name="P5">Для работы блока свойства задавать не требуется.</text:p>
            <text:p text:style-name="Text_20_body"><text:span text:style-name="T2">Примечание</text:span>: б<text:span text:style-name="T6">лок может быть использован для генерации кода на языке C для внешней целевой системы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ложение вектора с числом</dc:title>
    <dc:date>2012-03-30T21:12:51.92</dc:date>
    <meta:generator>OpenOffice_Beta/4.1.0$Win32 OpenOffice.org_project/410m14$Build-9760</meta:generator>
    <meta:editing-duration>PT2H50M53S</meta:editing-duration>
    <meta:editing-cycles>49</meta:editing-cycles>
    <meta:document-statistic meta:table-count="1" meta:image-count="2" meta:object-count="5" meta:page-count="1" meta:paragraph-count="13" meta:word-count="83" meta:character-count="54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+</mo>
        <msub>
          <mi>u</mi>
          <mn>2</mn>
        </msub>
      </mrow>
      <mrow>
        <mo stretchy="false">(</mo>
        <mrow>
          <mi>t</mi>
        </mrow>
        <mo stretchy="false">)</mo>
      </mrow>
    </mrow>
    <annotation encoding="StarMath 5.0">y_i(t) = u_{1,i}(t) + u_2(t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4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7/content.xml><?xml version="1.0" encoding="utf-8"?>
<math xmlns="http://www.w3.org/1998/Math/MathML">
  <semantics>
    <mrow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2}(t)</annotation>
  </semantics>
</math>
</file>